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officeooo:rsid="001f715c" officeooo:paragraph-rsid="001f715c" style:font-size-asian="19.25pt" style:font-size-complex="22pt"/>
    </style:style>
    <style:style style:name="P3" style:family="paragraph" style:parent-style-name="Standard">
      <style:paragraph-properties fo:text-align="center" style:justify-single-word="false"/>
      <style:text-properties fo:font-size="22pt" officeooo:rsid="0026855d" officeooo:paragraph-rsid="0026855d" style:font-size-asian="19.25pt" style:font-size-complex="22pt"/>
    </style:style>
    <style:style style:name="P4" style:family="paragraph" style:parent-style-name="Standard">
      <style:paragraph-properties fo:text-align="center" style:justify-single-word="false"/>
      <style:text-properties fo:font-size="22pt" officeooo:rsid="001f715c" officeooo:paragraph-rsid="001f715c" style:font-size-asian="22pt" style:font-size-complex="22pt"/>
    </style:style>
    <style:style style:name="P5" style:family="paragraph" style:parent-style-name="Standard">
      <style:paragraph-properties fo:text-align="start" style:justify-single-word="false"/>
      <style:text-properties fo:font-size="14pt" officeooo:rsid="001f715c" officeooo:paragraph-rsid="001f715c" style:font-size-asian="12.25pt" style:font-size-complex="14pt"/>
    </style:style>
    <style:style style:name="P6" style:family="paragraph" style:parent-style-name="Standard">
      <style:paragraph-properties fo:text-align="center" style:justify-single-word="false"/>
      <style:text-properties fo:font-size="14pt" officeooo:rsid="001f715c" officeooo:paragraph-rsid="001f715c" style:font-size-asian="12.25pt" style:font-size-complex="14pt"/>
    </style:style>
    <style:style style:name="P7" style:family="paragraph" style:parent-style-name="Standard">
      <style:paragraph-properties fo:text-align="start" style:justify-single-word="false"/>
      <style:text-properties fo:font-size="14pt" fo:font-weight="bold" officeooo:rsid="001f715c" officeooo:paragraph-rsid="001f715c"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f715c" officeooo:paragraph-rsid="0020cf7a"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2233fa" officeooo:paragraph-rsid="002233fa"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2233fa" officeooo:paragraph-rsid="002233fa" style:font-size-asian="12.25pt" style:font-weight-asian="bold" style:font-size-complex="14pt" style:font-weight-complex="bold"/>
    </style:style>
    <style:style style:name="P11" style:family="paragraph" style:parent-style-name="Standard" style:list-style-name="L1">
      <style:paragraph-properties fo:text-align="start" style:justify-single-word="false"/>
      <style:text-properties fo:font-size="14pt" fo:font-weight="bold" officeooo:rsid="002233fa" officeooo:paragraph-rsid="002233fa" style:font-size-asian="12.25pt" style:font-weight-asian="bold" style:font-size-complex="14pt" style:font-weight-complex="bold"/>
    </style:style>
    <style:style style:name="P12" style:family="paragraph" style:parent-style-name="Standard" style:list-style-name="L2">
      <style:paragraph-properties fo:text-align="start" style:justify-single-word="false"/>
      <style:text-properties fo:font-size="14pt" fo:font-weight="bold" officeooo:rsid="002233fa" officeooo:paragraph-rsid="002233fa" style:font-size-asian="12.25pt" style:font-weight-asian="bold" style:font-size-complex="14pt" style:font-weight-complex="bold"/>
    </style:style>
    <style:style style:name="P13" style:family="paragraph" style:parent-style-name="Standard" style:list-style-name="L2">
      <style:paragraph-properties fo:text-align="start" style:justify-single-word="false"/>
      <style:text-properties fo:font-size="14pt" fo:font-weight="bold" officeooo:rsid="002233fa" officeooo:paragraph-rsid="0022c535"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245e6b" officeooo:paragraph-rsid="00245e6b"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25e433" officeooo:paragraph-rsid="0025e433"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fo:font-weight="bold" officeooo:rsid="001f715c" officeooo:paragraph-rsid="001f715c" style:font-size-asian="12.25pt" style:font-weight-asian="bold" style:font-size-complex="14pt" style:font-weight-complex="bold"/>
    </style:style>
    <style:style style:name="T1" style:family="text">
      <style:text-properties fo:color="#800000"/>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font-size="22pt" fo:font-weight="normal" officeooo:rsid="0020cf7a" style:font-size-asian="22pt" style:font-weight-asian="normal" style:font-size-complex="22pt" style:font-weight-complex="normal"/>
    </style:style>
    <style:style style:name="T5" style:family="text">
      <style:text-properties fo:font-size="22pt" fo:font-weight="normal" officeooo:rsid="002233fa" style:font-size-asian="22pt" style:font-weight-asian="normal" style:font-size-complex="2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0cf7a" style:font-weight-asian="normal" style:font-weight-complex="normal"/>
    </style:style>
    <style:style style:name="T8" style:family="text">
      <style:text-properties fo:font-weight="normal" officeooo:rsid="001f715c" style:font-weight-asian="normal" style:font-weight-complex="normal"/>
    </style:style>
    <style:style style:name="T9" style:family="text">
      <style:text-properties fo:font-weight="normal" officeooo:rsid="0022c535" style:font-weight-asian="normal" style:font-weight-complex="normal"/>
    </style:style>
    <style:style style:name="T10" style:family="text">
      <style:text-properties fo:font-weight="normal" officeooo:rsid="002233fa"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20cf7a" style:font-weight-asian="normal" style:font-weight-complex="normal"/>
    </style:style>
    <style:style style:name="T14"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RELAZIONE PROGETTO C++</text:p>
      <text:p text:style-name="P3">FEBBRAIO 2018</text:p>
      <text:p text:style-name="P2"/>
      <text:p text:style-name="P5"><text:span text:style-name="T1">Studente</text:span> Mauro Noris</text:p>
      <text:p text:style-name="P5"/>
      <text:p text:style-name="P5"><text:span text:style-name="T1">Matricola</text:span> 807651</text:p>
      <text:p text:style-name="P5"/>
      <text:p text:style-name="P5"><text:span text:style-name="T1">email </text:span><text:a xlink:type="simple" xlink:href="mailto:m.noris5@campus.unimib.it" text:style-name="Internet_20_link" text:visited-style-name="Visited_20_Internet_20_Link">m.noris5@campus.unimib.it</text:a></text:p>
      <text:p text:style-name="P5"/>
      <text:p text:style-name="P4">Premessa</text:p>
      <text:p text:style-name="P4"/>
      <text:p text:style-name="P5">Dopo avere più volte riletto il testo del progetto,o deciso di rappresentare il buffer circolare con una classe templata cbuffer,che ha come container di valori un semplice array tipizzato T,che ho preferito alla lista in quanto è esplicitamente scritto che il buffer ha una capacità fissa.</text:p>
      <text:p text:style-name="P5">Oltre che all’indirizzo del primo elemento dell’array,la classe cbuffer ha come membri la sua capacità effettiva,due cursori che mi indicano la posizione dell’elemento più vecchio e nuovo nell’array e una variabile che mi indica quanto mi manca per riempire completamente il buffer.</text:p>
      <text:p text:style-name="P5"/>
      <text:p text:style-name="P6"><text:s/><text:span text:style-name="T2">Dati</text:span></text:p>
      <text:p text:style-name="P6"><text:span text:style-name="T2"/></text:p>
      <text:p text:style-name="P5">Andiamo più nel dettaglio e spulciamo bene i membri della nostra classe templata</text:p>
      <text:p text:style-name="P7">_buffer <text:span text:style-name="T14">tipo T*</text:span><text:span text:style-name="T6">,che rappresenta il puntatore al primo elemento dell’array in memoria</text:span></text:p>
      <text:p text:style-name="P16"><text:span text:style-name="T11">size </text:span><text:span text:style-name="T6">tipo size</text:span><text:span text:style-name="T12">_type è la dimensione effettiva </text:span><text:span text:style-name="T13">c</text:span><text:span text:style-name="T12">del buffer </text:span></text:p>
      <text:p text:style-name="P8">first <text:span text:style-name="T14"><text:s/>tipo size</text:span><text:span text:style-name="T12">_type </text:span><text:span text:style-name="T7">è l’indice fisico dell’elemento più vecchio nell’array</text:span></text:p>
      <text:p text:style-name="P8">last <text:span text:style-name="T14"><text:s/>tipo size</text:span><text:span text:style-name="T12">_type </text:span><text:span text:style-name="T7">è l’indice fisico dell’elemento più nuov nell’array</text:span></text:p>
      <text:p text:style-name="P8">freespace <text:span text:style-name="T14"><text:s/>tipo size</text:span><text:span text:style-name="T12">_type </text:span><text:s/><text:span text:style-name="T7">indica quanti elementi mancano per riempire il buffer</text:span></text:p>
      <text:p text:style-name="P8"><text:span text:style-name="T7">N.B. size_type non è nient’altro che un unsigned int,per comodità ho usato size_type per first,last ecc. ma logicamente avrei potuto usare un tipo diverso</text:span></text:p>
      <text:p text:style-name="P8"><text:span text:style-name="T7"/></text:p>
      <text:p text:style-name="P9"><text:span text:style-name="T4">C</text:span><text:span text:style-name="T3">buffer</text:span></text:p>
      <text:p text:style-name="P10"><text:span text:style-name="T8">L</text:span><text:span text:style-name="T6">a classe cbuffer è templata secondo il tipo di dato che riceve quando viene costruita.</text:span></text:p>
      <text:p text:style-name="P10"><text:span text:style-name="T6">Oltre a costruttore di default e distruttore,ho implementato costruttori secondari,richiesti e non.</text:span></text:p>
      <text:list xml:id="list867867098528250627" text:style-name="L1">
        <text:list-item>
          <text:p text:style-name="P11"><text:span text:style-name="T6">Il copy constructor per non andare incidentalmente a fare casino con gli indirizzi lasciando che il compilatore si occupi dell’assegnamento</text:span></text:p>
        </text:list-item>
        <text:list-item>
          <text:p text:style-name="P11"><text:soft-page-break/><text:span text:style-name="T6">il costruttore secondario che instanzia solo la _size e l’array(vuoto quindi freespace = size)</text:span></text:p>
        </text:list-item>
        <text:list-item>
          <text:p text:style-name="P11"><text:span text:style-name="T6">il costruttore secondario che riempie il cbuffer con un unico elemento,data size e elemento</text:span></text:p>
        </text:list-item>
        <text:list-item>
          <text:p text:style-name="P11"><text:span text:style-name="T6">il costruttore secondario che,dato un vettore,costruisce il cbuffer associato(mi è tornato utile per i test)</text:span></text:p>
        </text:list-item>
        <text:list-item>
          <text:p text:style-name="P11"><text:span text:style-name="T6">il costruttore secondario richiesto che data una sequenza di dati generica i due iteratori di inzio e fine associati ne costruiscono il cbuffer</text:span></text:p>
        </text:list-item>
      </text:list>
      <text:p text:style-name="P10"><text:span text:style-name="T6"/></text:p>
      <text:p text:style-name="P10"><text:span text:style-name="T6">Per poter agevolare la vita a possibili utenti esterni che vogliono utilizzare la mia libreria cbuffer.h ho implementato gli iteratori(sia const che non),così che anche senza sapere il back-end della mia “struttura dati”,un utente può visualizzare e modificare il contenuto di un’istanza senza problemi.</text:span></text:p>
      <text:p text:style-name="P14"><text:span text:style-name="T6">Come tipo di iteratore ho usato un iteratore forward.</text:span></text:p>
      <text:p text:style-name="P10"><text:span text:style-name="T6">Un generico iteratore è identificato dalle seguenti informazioni</text:span></text:p>
      <text:list xml:id="list8781182398862050830" text:style-name="L2">
        <text:list-item>
          <text:p text:style-name="P12"><text:span text:style-name="T6">T* ptr rappresenta </text:span><text:span text:style-name="T9">il puntatore della</text:span><text:span text:style-name="T6"> </text:span><text:span text:style-name="T9">casella</text:span><text:span text:style-name="T6"> su cui </text:span><text:span text:style-name="T9">è posizionato attualmente l’iteratore</text:span></text:p>
        </text:list-item>
        <text:list-item>
          <text:p text:style-name="P13"><text:span text:style-name="T6">T* firstelem <text:s/></text:span><text:span text:style-name="T9">r</text:span><text:span text:style-name="T6">appresenta </text:span><text:span text:style-name="T9">il puntatore della</text:span><text:span text:style-name="T6"> </text:span><text:span text:style-name="T9">casella dalla quale inizia l’array</text:span></text:p>
        </text:list-item>
        <text:list-item>
          <text:p text:style-name="P12"><text:span text:style-name="T6">size_type sizec </text:span><text:span text:style-name="T9">rappresenta la size del cbuffer su cui lavora attualmente l’iteratore</text:span></text:p>
        </text:list-item>
        <text:list-item>
          <text:p text:style-name="P12"><text:span text:style-name="T6">int pos </text:span><text:span text:style-name="T9">è la posizione “logica” dell’iteratore nel cbuffer (partendo da indice first ) EX. Dopo varie modifiche al mio cbuffer il valore più vecchio potrebbe trovarsi in mezzo all’array(_buffer + first),fisicamente sarebbe alla 3°posizione per esempio,ma l’indice pos risulta 0</text:span></text:p>
        </text:list-item>
      </text:list>
      <text:p text:style-name="P10"><text:span text:style-name="T6"/></text:p>
      <text:p text:style-name="P9"><text:span text:style-name="T3">Metodi</text:span></text:p>
      <text:p text:style-name="P14"><text:span text:style-name="T6">I metodi che ho implementato servono per manipolare in modo abbastanza semplice un oggetto di tipo cbuffer.</text:span></text:p>
      <text:p text:style-name="P14"><text:span text:style-name="T6"/></text:p>
      <text:p text:style-name="P14"><text:span text:style-name="T6">Inannzitutto vi sono i metodi bool isEmpty(), che mi dice quando un buffer è vuoto e mi serviva per gestire il caso dell’aggiunta del primo elemento a una lista vuota,e int size_type countelem() che mi ritorna il numero degli elementi attualmente presenti nel mio cbuffer.</text:span></text:p>
      <text:p text:style-name="P14"><text:span text:style-name="T6"/></text:p>
      <text:p text:style-name="P14"><text:span text:style-name="T6">Poi vi sono le due principali operazioni,l’inserimento in coda(bool enqueue(valore)),e la rimozione della testa(bool pop()),la prima molto più complessa della seconda in quanto ho molti casi da gestire per la questione della circolarità e devo considerare tutte le possibilità usando le variabili first e last e il metodo isEmpty()</text:span></text:p>
      <text:p text:style-name="P14"><text:span text:style-name="T6"/></text:p>
      <text:p text:style-name="P14"><text:span text:style-name="T6">Un metodo swap per evitare di fare casino con gli indirizzi,un metodo equals che sostituisce l’operatore ==(mi serviva per semplificare i test) e, infine, la ridefinizione dell’operatore[] come richiesto dal testo del progetto</text:span></text:p>
      <text:p text:style-name="P14"><text:span text:style-name="T6"/></text:p>
      <text:p text:style-name="P15"><text:soft-page-break/><text:span text:style-name="T6">Per gli iteratori a parte i classici begin e end e gli operatori richiesti per un forward iterator,ho aggiunto anche un metodo int getPos() che mi restituisce la posizione logica dell’iteratore</text:span></text:p>
      <text:p text:style-name="P15"><text:span text:style-name="T6">Per comodità,ho ance ridefinito l’operatore di ostream &gt;&gt; per visualizzare velocemente il contenuto del mio cbuffer</text:span></text:p>
      <text:p text:style-name="P15"><text:span text:style-name="T10"/></text:p>
      <text:p text:style-name="P15"><text:span text:style-name="T10">U</text:span><text:span text:style-name="T6">ltima ma non meno importante la funzione globale evaluate_if che dati un cbuffer e un predicato unario restituisce il risultato dell’applicazione di quel predicato a ogni elemento del cbuffer</text:span></text:p>
      <text:p text:style-name="P9"><text:span text:style-name="T3">Main</text:span></text:p>
      <text:p text:style-name="P9"><text:span text:style-name="T3"/></text:p>
      <text:p text:style-name="P15"><text:span text:style-name="T7">I</text:span><text:span text:style-name="T6">l mio main è costituito da una serie di definizioni di funzioni,costrutti e tipi custom </text:span></text:p>
      <text:p text:style-name="P15"><text:span text:style-name="T6">per testare le funzionalità di cbuffer.h</text:span></text:p>
      <text:p text:style-name="P15"><text:span text:style-name="T6">In tutto eseguo 6 test(nient’altro che funzioni void che scrivono a schermo se il test è superato o meno) con nomi abbastanza identificativi del tipo di funzionalità che vado a provare con quella funzione.</text:span></text:p>
      <text:p text:style-name="P15"><text:span text:style-name="T6"/></text:p>
      <text:p text:style-name="P15"><text:span text:style-name="T6"/></text:p>
      <text:p text:style-name="P8"><text:span text:style-name="T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5:59:36.645817682</meta:creation-date>
    <dc:date>2018-02-11T16:51:41.290193882</dc:date>
    <meta:editing-duration>PT27M1S</meta:editing-duration>
    <meta:editing-cycles>5</meta:editing-cycles>
    <meta:generator>LibreOffice/5.2.7.2$Linux_X86_64 LibreOffice_project/20m0$Build-2</meta:generator>
    <meta:document-statistic meta:table-count="0" meta:image-count="0" meta:object-count="0" meta:page-count="3" meta:paragraph-count="44" meta:word-count="729" meta:character-count="4800" meta:non-whitespace-character-count="4114"/>
  </office:meta>
</office:document-meta>
</file>